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6d95a" officeooo:paragraph-rsid="0006d95a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ndroid, setOnClickListener is used to handler click events.</text:p>
      <text:p text:style-name="P1">=&gt; While invoking this method, a callback function will r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52:33.341530290</meta:creation-date>
    <meta:generator>LibreOffice/6.2.7.1$Linux_X86_64 LibreOffice_project/20$Build-1</meta:generator>
    <dc:date>2019-10-04T15:54:46.037298785</dc:date>
    <meta:editing-duration>PT2M16S</meta:editing-duration>
    <meta:editing-cycles>1</meta:editing-cycles>
    <meta:document-statistic meta:table-count="0" meta:image-count="0" meta:object-count="0" meta:page-count="1" meta:paragraph-count="2" meta:word-count="19" meta:character-count="123" meta:non-whitespace-character-count="106"/>
  </office:meta>
</office:document-meta>
</file>